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2.8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1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191cm" svg:x="4.463cm" svg:y="4.552cm">
          <text:p text:style-name="P1">Div by 50</text:p>
          <text:p text:style-name="P1">ref_clk = 1MH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4.191cm" svg:x="11.962cm" svg:y="4.551cm">
          <text:p text:style-name="P1">Div by 500</text:p>
          <text:p text:style-name="P1">ref_clk = 100KH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4.191cm" svg:x="19.261cm" svg:y="4.55cm">
          <text:p text:style-name="P1">Div by 5,000</text:p>
          <text:p text:style-name="P1">ref_clk = 10KH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4.191cm" svg:x="8.061cm" svg:y="13.15cm">
          <text:p text:style-name="P1">Div by 500,000</text:p>
          <text:p text:style-name="P1">ref_clk = 100H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191cm" svg:height="4.191cm" svg:x="15.36cm" svg:y="13.149cm">
          <text:p text:style-name="P1">Div by 50,000</text:p>
          <text:p text:style-name="P1">ref_clk = 1KH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923cm" svg:y1="8.112cm" svg:x2="17.51cm" svg:y2="13.341cm">
          <text:p/>
        </draw:line>
        <draw:line draw:style-name="gr2" draw:text-style-name="P1" draw:layer="layout" svg:x1="19.542cm" svg:y1="15.373cm" svg:x2="22.209cm" svg:y2="8.493cm">
          <text:p/>
        </draw:line>
        <draw:line draw:style-name="gr2" draw:text-style-name="P1" draw:layer="layout" svg:x1="11.668cm" svg:y1="16.77cm" svg:x2="16.113cm" svg:y2="16.77cm">
          <text:p/>
        </draw:line>
        <draw:line draw:style-name="gr2" draw:text-style-name="P1" draw:layer="layout" svg:x1="15.986cm" svg:y1="13.595cm" svg:x2="11.541cm" svg:y2="13.722cm">
          <text:p/>
        </draw:line>
        <draw:line draw:style-name="gr2" draw:text-style-name="P1" draw:layer="layout" svg:x1="15.478cm" svg:y1="8.239cm" svg:x2="19.796cm" svg:y2="8.112cm">
          <text:p/>
        </draw:line>
        <draw:line draw:style-name="gr2" draw:text-style-name="P1" draw:layer="layout" svg:x1="19.796cm" svg:y1="5.318cm" svg:x2="15.478cm" svg:y2="5.191cm">
          <text:p/>
        </draw:line>
        <draw:line draw:style-name="gr2" draw:text-style-name="P1" draw:layer="layout" svg:x1="12.557cm" svg:y1="5.191cm" svg:x2="7.858cm" svg:y2="5.064cm">
          <text:p/>
        </draw:line>
        <draw:line draw:style-name="gr2" draw:text-style-name="P1" draw:layer="layout" svg:x1="7.985cm" svg:y1="8.112cm" svg:x2="12.684cm" svg:y2="8.112cm">
          <text:p/>
        </draw:line>
        <draw:frame draw:style-name="gr3" draw:layer="layout" svg:width="2.86cm" svg:height="0.962cm" svg:x="12.557cm" svg:y="16.802cm">
          <draw:text-box>
            <text:p>overflow</text:p>
          </draw:text-box>
        </draw:frame>
        <draw:frame draw:style-name="gr3" draw:layer="layout" svg:width="2.86cm" svg:height="0.962cm" svg:x="21.157cm" svg:y="12.002cm">
          <draw:text-box>
            <text:p>overflow</text:p>
          </draw:text-box>
        </draw:frame>
        <draw:frame draw:style-name="gr3" draw:layer="layout" svg:width="2.86cm" svg:height="0.962cm" svg:x="16.557cm" svg:y="3.702cm">
          <draw:text-box>
            <text:p>overflow</text:p>
          </draw:text-box>
        </draw:frame>
        <draw:frame draw:style-name="gr3" draw:layer="layout" svg:width="2.86cm" svg:height="0.962cm" svg:x="9.257cm" svg:y="3.502cm">
          <draw:text-box>
            <text:p>overflow</text:p>
          </draw:text-box>
        </draw:frame>
        <draw:frame draw:style-name="gr3" draw:layer="layout" svg:width="2.86cm" svg:height="1.143cm" svg:x="12.157cm" svg:y="12.402cm">
          <draw:text-box>
            <text:p>Msd = 0</text:p>
          </draw:text-box>
        </draw:frame>
        <draw:frame draw:style-name="gr3" draw:layer="layout" svg:width="2.86cm" svg:height="1.143cm" svg:x="8.757cm" svg:y="8.503cm">
          <draw:text-box>
            <text:p>Msd = 0</text:p>
          </draw:text-box>
        </draw:frame>
        <draw:frame draw:style-name="gr3" draw:layer="layout" svg:width="2.86cm" svg:height="1.143cm" svg:x="16.957cm" svg:y="10.703cm">
          <draw:text-box>
            <text:p>Msd = 0</text:p>
          </draw:text-box>
        </draw:frame>
        <draw:frame draw:style-name="gr3" draw:layer="layout" svg:width="2.86cm" svg:height="1.143cm" svg:x="16.157cm" svg:y="8.403cm">
          <draw:text-box>
            <text:p>Msd = 0</text:p>
          </draw:text-box>
        </draw:frame>
        <draw:frame draw:style-name="gr4" draw:layer="layout" svg:width="8.622cm" svg:height="0.962cm" svg:x="1.635cm" svg:y="17.637cm">
          <draw:text-box>
            <text:p>Msd – most significant digit</text:p>
          </draw:text-box>
        </draw:frame>
        <draw:frame draw:style-name="gr5" draw:layer="layout" svg:width="16.03cm" svg:height="0.962cm" svg:x="1.762cm" svg:y="18.907cm">
          <draw:text-box>
            <text:p>All transitions happen when measurement is complet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uilherme </meta:initial-creator>
    <meta:creation-date>2013-04-18T17:27:56</meta:creation-date>
    <dc:date>2013-04-18T21:18:36</dc:date>
    <dc:creator>Guilherme </dc:creator>
    <meta:editing-duration>PT13M10S</meta:editing-duration>
    <meta:editing-cycles>1</meta:editing-cycles>
    <meta:document-statistic meta:object-count="23"/>
    <meta:generator>LibreOffice/3.5$Linux_x86 LibreOffice_project/350m1$Build-2</meta:generator>
  </office:meta>
</office:document-meta>
</file>